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12fb" officeooo:paragraph-rsid="001412fb"/>
    </style:style>
    <style:style style:name="P2" style:family="paragraph" style:parent-style-name="Standard">
      <style:text-properties fo:font-size="10pt" officeooo:rsid="001412fb" officeooo:paragraph-rsid="001412fb" style:font-size-asian="8.75pt" style:font-size-complex="10pt"/>
    </style:style>
    <style:style style:name="P3" style:family="paragraph" style:parent-style-name="Standard" style:list-style-name="L1">
      <style:text-properties fo:font-size="10pt" officeooo:rsid="001412fb" officeooo:paragraph-rsid="001412fb" style:font-size-asian="8.75pt" style:font-size-complex="10pt"/>
    </style:style>
    <style:style style:name="P4" style:family="paragraph" style:parent-style-name="Standard" style:list-style-name="L1">
      <style:text-properties fo:font-size="10pt" officeooo:rsid="001596d4" officeooo:paragraph-rsid="001596d4" style:font-size-asian="8.75pt" style:font-size-complex="10pt"/>
    </style:style>
    <style:style style:name="P5" style:family="paragraph" style:parent-style-name="Standard" style:list-style-name="L1">
      <style:text-properties fo:font-size="10pt" officeooo:rsid="0016e06e" officeooo:paragraph-rsid="0016e06e" style:font-size-asian="8.75pt" style:font-size-complex="10pt"/>
    </style:style>
    <style:style style:name="P6" style:family="paragraph" style:parent-style-name="Standard" style:list-style-name="L1">
      <style:text-properties fo:font-size="10pt" officeooo:rsid="001835ba" officeooo:paragraph-rsid="001835ba" style:font-size-asian="8.75pt" style:font-size-complex="10pt"/>
    </style:style>
    <style:style style:name="P7" style:family="paragraph" style:parent-style-name="Standard" style:list-style-name="L1">
      <style:text-properties fo:font-size="10pt" officeooo:rsid="0019d8e1" officeooo:paragraph-rsid="0019d8e1" style:font-size-asian="8.75pt" style:font-size-complex="10pt"/>
    </style:style>
    <style:style style:name="P8" style:family="paragraph" style:parent-style-name="Standard" style:list-style-name="L1">
      <style:text-properties fo:font-size="10pt" style:text-underline-style="solid" style:text-underline-type="double" style:text-underline-width="auto" style:text-underline-color="font-color" officeooo:rsid="0019d8e1" officeooo:paragraph-rsid="0019d8e1" style:font-size-asian="8.75pt" style:font-size-complex="10pt"/>
    </style:style>
    <style:style style:name="P9" style:family="paragraph" style:parent-style-name="Table_20_Contents">
      <style:text-properties fo:font-size="10pt" officeooo:rsid="001412fb" officeooo:paragraph-rsid="001412fb" style:font-size-asian="8.75pt" style:font-size-complex="10pt"/>
    </style:style>
    <style:style style:name="P10" style:family="paragraph" style:parent-style-name="Table_20_Contents" style:list-style-name="L1">
      <style:text-properties fo:font-size="10pt" officeooo:rsid="001412fb" officeooo:paragraph-rsid="001412fb" style:font-size-asian="8.75pt" style:font-size-complex="10pt"/>
    </style:style>
    <style:style style:name="P11" style:family="paragraph" style:parent-style-name="Table_20_Contents" style:list-style-name="L2">
      <style:text-properties fo:font-size="10pt" officeooo:rsid="001412fb" officeooo:paragraph-rsid="001412fb" style:font-size-asian="8.75pt" style:font-size-complex="10pt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Structures and Complexity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9">Data Structures</text:p>
          </table:table-cell>
          <table:table-cell table:style-name="Table1.B1" office:value-type="string">
            <text:p text:style-name="P9">Data Type</text:p>
          </table:table-cell>
        </table:table-row>
        <table:table-row>
          <table:table-cell table:style-name="Table1.A2" office:value-type="string">
            <text:list xml:id="list3445110416688117703" text:style-name="L2">
              <text:list-item>
                <text:p text:style-name="P11">Arrays</text:p>
              </text:list-item>
              <text:list-item>
                <text:p text:style-name="P11"/>
              </text:list-item>
            </text:list>
          </table:table-cell>
          <table:table-cell table:style-name="Table1.B2" office:value-type="string">
            <text:list xml:id="list4624487082196519826" text:style-name="L1">
              <text:list-item>
                <text:p text:style-name="P10">Int</text:p>
              </text:list-item>
              <text:list-item>
                <text:p text:style-name="P10">char</text:p>
              </text:list-item>
              <text:list-item>
                <text:p text:style-name="P10">long</text:p>
              </text:list-item>
              <text:list-item>
                <text:p text:style-name="P10">double</text:p>
              </text:list-item>
              <text:list-item>
                <text:p text:style-name="P10">float</text:p>
                <text:list>
                  <text:list-item>
                    <text:p text:style-name="P10">float f = 3.14f;</text:p>
                  </text:list-item>
                </text:list>
              </text:list-item>
            </text:list>
          </table:table-cell>
        </table:table-row>
      </table:table>
      <text:p text:style-name="P2"/>
      <text:list xml:id="list204313409571681" text:continue-numbering="true" text:style-name="L1">
        <text:list-item>
          <text:p text:style-name="P3">big-O</text:p>
          <text:list>
            <text:list-item>
              <text:p text:style-name="P4">mathematical in terms of n</text:p>
            </text:list-item>
            <text:list-item>
              <text:p text:style-name="P4">Dinner party example</text:p>
              <text:list>
                <text:list-item>
                  <text:p text:style-name="P4">cleaning your house</text:p>
                  <text:list>
                    <text:list-item>
                      <text:p text:style-name="P4">O(1) – constant</text:p>
                    </text:list-item>
                  </text:list>
                </text:list-item>
                <text:list-item>
                  <text:p text:style-name="P5">passing the dish</text:p>
                  <text:list>
                    <text:list-item>
                      <text:p text:style-name="P5">O(n) – linear</text:p>
                    </text:list-item>
                  </text:list>
                </text:list-item>
                <text:list-item>
                  <text:p text:style-name="P6">hugging everyone</text:p>
                  <text:list>
                    <text:list-item>
                      <text:p text:style-name="P6">O(n^2) – quadratic</text:p>
                    </text:list-item>
                  </text:list>
                </text:list-item>
                <text:list-item>
                  <text:p text:style-name="P6"/>
                  <text:list>
                    <text:list-item>
                      <text:p text:style-name="P6">O(n^3) – cubic</text:p>
                    </text:list-item>
                  </text:list>
                </text:list-item>
                <text:list-item>
                  <text:p text:style-name="P6"><text:s/></text:p>
                  <text:list>
                    <text:list-item>
                      <text:p text:style-name="P6">O(n^4) – quartic</text:p>
                    </text:list-item>
                  </text:list>
                </text:list-item>
                <text:list-item>
                  <text:p text:style-name="P6">Conversations with everyone</text:p>
                  <text:list>
                    <text:list-item>
                      <text:p text:style-name="P6">O(2^n) – exponential</text:p>
                    </text:list-item>
                  </text:list>
                </text:list-item>
                <text:list-item>
                  <text:p text:style-name="P6"><text:s/></text:p>
                  <text:list>
                    <text:list-item>
                      <text:p text:style-name="P6">O(log<text:span text:style-name="T1">2</text:span><text:span text:style-name="T2">(n)) – logarithmic</text:span></text:p>
                    </text:list-item>
                  </text:list>
                </text:list-item>
                <text:list-item>
                  <text:p text:style-name="P6"><text:span text:style-name="T2"><text:s/></text:span></text:p>
                  <text:list>
                    <text:list-item>
                      <text:p text:style-name="P7"><text:span text:style-name="T2">O(n log</text:span><text:span text:style-name="T1">2</text:span><text:span text:style-name="T2">(n)) – quasi-linear</text:span></text:p>
                    </text:list-item>
                  </text:list>
                </text:list-item>
                <text:list-item>
                  <text:p text:style-name="P7"><text:span text:style-name="T2">seating arrangement</text:span></text:p>
                  <text:list>
                    <text:list-item>
                      <text:p text:style-name="P7"><text:span text:style-name="T2">O(n!) – factorial</text:span></text:p>
                    </text:list-item>
                  </text:list>
                </text:list-item>
                <text:list-item>
                  <text:p text:style-name="P8"><text:span text:style-name="T2"/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0:59:46.917529103</meta:creation-date>
    <dc:date>2018-09-17T20:43:11.333540997</dc:date>
    <meta:editing-duration>PT8H52M32S</meta:editing-duration>
    <meta:editing-cycles>1</meta:editing-cycles>
    <meta:document-statistic meta:table-count="1" meta:image-count="0" meta:object-count="0" meta:page-count="1" meta:paragraph-count="33" meta:word-count="89" meta:character-count="443" meta:non-whitespace-character-count="399"/>
    <meta:generator>LibreOffice/5.1.6.2$Linux_X86_64 LibreOffice_project/10m0$Build-2</meta:generator>
  </office:meta>
</office:document-meta>
</file>